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9.12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0.3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34.57mm"/>
    </style:style>
    <style:style style:name="co12" style:family="table-column">
      <style:table-column-properties fo:break-before="auto" style:column-width="48.47mm"/>
    </style:style>
    <style:style style:name="co13" style:family="table-column">
      <style:table-column-properties fo:break-before="auto" style:column-width="29.95mm"/>
    </style:style>
    <style:style style:name="co14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lines DT10" table:style-name="ta1">
        <table:shapes>
          <draw:frame draw:z-index="0" draw:style-name="gr1" draw:text-style-name="P1" svg:width="160.09mm" svg:height="90.04mm" svg:x="114.42mm" svg:y="109.17mm">
            <draw:object draw:notify-on-update-of-ranges="'Baselines DT10'.A25:'Baselines DT10'.A25 'Baselines DT10'.A26:'Baselines DT10'.A32 'Baselines DT10'.B25:'Baselines DT10'.B25 'Baselines DT10'.B26:'Baselines DT10'.B32 'Baselines DT10'.C25:'Baselines DT10'.C25 'Baselines DT10'.C26:'Baselines DT10'.C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F-mesure</text:p>
          </table:table-cell>
          <table:table-cell table:style-name="ce1" office:value-type="string" calcext:value-type="string">
            <text:p>Nb instances</text:p>
          </table:table-cell>
        </table:table-row>
        <table:table-row table:style-name="ro1">
          <table:table-cell office:value-type="string" calcext:value-type="string">
            <text:p>fintoc_train_B1_DT10</text:p>
          </table:table-cell>
          <table:table-cell office:value-type="string" calcext:value-type="string">
            <text:p>deft2011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7</text:p>
          </table:table-cell>
          <table:table-cell/>
        </table:table-row>
        <table:table-row table:style-name="ro1">
          <table:table-cell office:value-type="string" calcext:value-type="string">
            <text:p>fintoc_train_B2_DT10</text:p>
          </table:table-cell>
          <table:table-cell office:value-type="string" calcext:value-type="string">
            <text:p>deft2011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fintoc_train_B3_DT10</text:p>
          </table:table-cell>
          <table:table-cell office:value-type="string" calcext:value-type="string">
            <text:p>deft2011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,49</text:p>
          </table:table-cell>
          <table:table-cell office:value-type="float" office:value="0.1" calcext:value-type="float">
            <text:p>0,1</text:p>
          </table:table-cell>
          <table:table-cell office:value-type="float" office:value="0.17" calcext:value-type="float">
            <text:p>0,17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56</text:p>
          </table:table-cell>
          <table:table-cell/>
        </table:table-row>
        <table:table-row table:style-name="ro1">
          <table:table-cell office:value-type="string" calcext:value-type="string">
            <text:p>fintoc_train_B4_DT10</text:p>
          </table:table-cell>
          <table:table-cell office:value-type="string" calcext:value-type="string">
            <text:p>deft2011</text:p>
          </table:table-cell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7" calcext:value-type="float">
            <text:p>0,7</text:p>
          </table:table-cell>
          <table:table-cell office:value-type="float" office:value="0.67" calcext:value-type="float">
            <text:p>0,67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1</text:p>
          </table:table-cell>
          <table:table-cell/>
        </table:table-row>
        <table:table-row table:style-name="ro1">
          <table:table-cell office:value-type="string" calcext:value-type="string">
            <text:p>fintoc_train_B5_DT10</text:p>
          </table:table-cell>
          <table:table-cell office:value-type="string" calcext:value-type="string">
            <text:p>deft2011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0.57" calcext:value-type="float">
            <text:p>0,57</text:p>
          </table:table-cell>
          <table:table-cell office:value-type="float" office:value="0.61" calcext:value-type="float">
            <text:p>0,61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9</text:p>
          </table:table-cell>
          <table:table-cell/>
        </table:table-row>
        <table:table-row table:style-name="ro1">
          <table:table-cell office:value-type="string" calcext:value-type="string">
            <text:p>fintoc_train_B6_DT10</text:p>
          </table:table-cell>
          <table:table-cell office:value-type="string" calcext:value-type="string">
            <text:p>deft2011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0.48" calcext:value-type="float">
            <text:p>0,48</text:p>
          </table:table-cell>
          <table:table-cell office:value-type="float" office:value="0.58" calcext:value-type="float">
            <text:p>0,58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7</text:p>
          </table:table-cell>
          <table:table-cell/>
        </table:table-row>
        <table:table-row table:style-name="ro1">
          <table:table-cell office:value-type="string" calcext:value-type="string">
            <text:p>fintoc_train_B7_DT10</text:p>
          </table:table-cell>
          <table:table-cell office:value-type="string" calcext:value-type="string">
            <text:p>deft2011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,41</text:p>
          </table:table-cell>
          <table:table-cell office:value-type="float" office:value="0.32" calcext:value-type="float">
            <text:p>0,32</text:p>
          </table:table-cell>
          <table:table-cell office:value-type="float" office:value="0.36" calcext:value-type="float">
            <text:p>0,36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5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odèles</text:p>
          </table:table-cell>
          <table:table-cell office:value-type="string" calcext:value-type="string">
            <text:p>Acc.</text:p>
          </table:table-cell>
          <table:table-cell office:value-type="string" calcext:value-type="string">
            <text:p>F-m (macro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B1_DT10</text:p>
          </table:table-cell>
          <table:table-cell office:value-type="float" office:value="0.89" calcext:value-type="float">
            <text:p>0,89</text:p>
          </table:table-cell>
          <table:table-cell office:value-type="float" office:value="0.47" calcext:value-type="float">
            <text:p>0,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B2_DT10</text:p>
          </table:table-cell>
          <table:table-cell office:value-type="float" office:value="0.89" calcext:value-type="float">
            <text:p>0,89</text:p>
          </table:table-cell>
          <table:table-cell office:value-type="float" office:value="0.49" calcext:value-type="float">
            <text:p>0,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B3_DT10</text:p>
          </table:table-cell>
          <table:table-cell office:value-type="float" office:value="0.89" calcext:value-type="float">
            <text:p>0,89</text:p>
          </table:table-cell>
          <table:table-cell office:value-type="float" office:value="0.56" calcext:value-type="float">
            <text:p>0,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B4_DT10</text:p>
          </table:table-cell>
          <table:table-cell office:value-type="float" office:value="0.93" calcext:value-type="float">
            <text:p>0,93</text:p>
          </table:table-cell>
          <table:table-cell office:value-type="float" office:value="0.81" calcext:value-type="float">
            <text:p>0,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B5_DT10</text:p>
          </table:table-cell>
          <table:table-cell office:value-type="float" office:value="0.92" calcext:value-type="float">
            <text:p>0,92</text:p>
          </table:table-cell>
          <table:table-cell office:value-type="float" office:value="0.79" calcext:value-type="float">
            <text:p>0,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B6_DT10</text:p>
          </table:table-cell>
          <table:table-cell office:value-type="float" office:value="0.92" calcext:value-type="float">
            <text:p>0,92</text:p>
          </table:table-cell>
          <table:table-cell office:value-type="float" office:value="0.77" calcext:value-type="float">
            <text:p>0,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B7_DT10</text:p>
          </table:table-cell>
          <table:table-cell office:value-type="float" office:value="0.88" calcext:value-type="float">
            <text:p>0,88</text:p>
          </table:table-cell>
          <table:table-cell office:value-type="float" office:value="0.65" calcext:value-type="float">
            <text:p>0,65</text:p>
          </table:table-cell>
          <table:table-cell table:number-columns-repeated="5"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aselines MNB" table:style-name="ta1">
        <table:shapes>
          <draw:frame draw:z-index="0" draw:style-name="gr1" draw:text-style-name="P1" svg:width="160.02mm" svg:height="90.04mm" svg:x="107.51mm" svg:y="114.21mm">
            <draw:object draw:notify-on-update-of-ranges="'Baselines MNB'.A25:'Baselines MNB'.A25 'Baselines MNB'.A26:'Baselines MNB'.A32 'Baselines MNB'.B25:'Baselines MNB'.B25 'Baselines MNB'.B26:'Baselines MNB'.B32 'Baselines MNB'.C25:'Baselines MNB'.C25 'Baselines MNB'.C26:'Baselines MNB'.C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default-cell-style-name="ce2"/>
        <table:table-column table:style-name="co8" table:number-columns-repeated="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F-mesure</text:p>
          </table:table-cell>
          <table:table-cell table:style-name="ce1" office:value-type="string" calcext:value-type="string">
            <text:p>Nb instances</text:p>
          </table:table-cell>
        </table:table-row>
        <table:table-row table:style-name="ro1">
          <table:table-cell office:value-type="string" calcext:value-type="string">
            <text:p>fintoc_train_B1_MNB</text:p>
          </table:table-cell>
          <table:table-cell office:value-type="string" calcext:value-type="string">
            <text:p>deft2011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7</text:p>
          </table:table-cell>
          <table:table-cell/>
        </table:table-row>
        <table:table-row table:style-name="ro1">
          <table:table-cell office:value-type="string" calcext:value-type="string">
            <text:p>fintoc_train_B2_MNB</text:p>
          </table:table-cell>
          <table:table-cell office:value-type="string" calcext:value-type="string">
            <text:p>deft2011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7</text:p>
          </table:table-cell>
          <table:table-cell/>
        </table:table-row>
        <table:table-row table:style-name="ro1">
          <table:table-cell office:value-type="string" calcext:value-type="string">
            <text:p>fintoc_train_B3_MNB</text:p>
          </table:table-cell>
          <table:table-cell office:value-type="string" calcext:value-type="string">
            <text:p>deft2011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,54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54</text:p>
          </table:table-cell>
          <table:table-cell/>
        </table:table-row>
        <table:table-row table:style-name="ro1">
          <table:table-cell office:value-type="string" calcext:value-type="string">
            <text:p>fintoc_train_B4_MNB</text:p>
          </table:table-cell>
          <table:table-cell office:value-type="string" calcext:value-type="string">
            <text:p>deft2011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7</text:p>
          </table:table-cell>
          <table:table-cell/>
        </table:table-row>
        <table:table-row table:style-name="ro1">
          <table:table-cell office:value-type="string" calcext:value-type="string">
            <text:p>fintoc_train_B5_MNB</text:p>
          </table:table-cell>
          <table:table-cell office:value-type="string" calcext:value-type="string">
            <text:p>deft2011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8</text:p>
          </table:table-cell>
          <table:table-cell/>
        </table:table-row>
        <table:table-row table:style-name="ro1">
          <table:table-cell office:value-type="string" calcext:value-type="string">
            <text:p>fintoc_train_B6_MNB</text:p>
          </table:table-cell>
          <table:table-cell office:value-type="string" calcext:value-type="string">
            <text:p>deft2011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7</text:p>
          </table:table-cell>
          <table:table-cell/>
        </table:table-row>
        <table:table-row table:style-name="ro1">
          <table:table-cell office:value-type="string" calcext:value-type="string">
            <text:p>fintoc_train_B7_MNB</text:p>
          </table:table-cell>
          <table:table-cell office:value-type="string" calcext:value-type="string">
            <text:p>deft2011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odèles</text:p>
          </table:table-cell>
          <table:table-cell office:value-type="string" calcext:value-type="string">
            <text:p>Acc.</text:p>
          </table:table-cell>
          <table:table-cell office:value-type="string" calcext:value-type="string">
            <text:p>F-m (macro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B1_MNB</text:p>
          </table:table-cell>
          <table:table-cell office:value-type="float" office:value="0.89" calcext:value-type="float">
            <text:p>0,89</text:p>
          </table:table-cell>
          <table:table-cell office:value-type="float" office:value="0.47" calcext:value-type="float">
            <text:p>0,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B2_MNB</text:p>
          </table:table-cell>
          <table:table-cell office:value-type="float" office:value="0.89" calcext:value-type="float">
            <text:p>0,89</text:p>
          </table:table-cell>
          <table:table-cell office:value-type="float" office:value="0.47" calcext:value-type="float">
            <text:p>0,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B3_MNB</text:p>
          </table:table-cell>
          <table:table-cell office:value-type="float" office:value="0.89" calcext:value-type="float">
            <text:p>0,89</text:p>
          </table:table-cell>
          <table:table-cell office:value-type="float" office:value="0.54" calcext:value-type="float">
            <text:p>0,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B4_MNB</text:p>
          </table:table-cell>
          <table:table-cell office:value-type="float" office:value="0.89" calcext:value-type="float">
            <text:p>0,89</text:p>
          </table:table-cell>
          <table:table-cell office:value-type="float" office:value="0.47" calcext:value-type="float">
            <text:p>0,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B5_MNB</text:p>
          </table:table-cell>
          <table:table-cell office:value-type="float" office:value="0.89" calcext:value-type="float">
            <text:p>0,89</text:p>
          </table:table-cell>
          <table:table-cell office:value-type="float" office:value="0.48" calcext:value-type="float">
            <text:p>0,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B6_MNB</text:p>
          </table:table-cell>
          <table:table-cell office:value-type="float" office:value="0.89" calcext:value-type="float">
            <text:p>0,89</text:p>
          </table:table-cell>
          <table:table-cell office:value-type="float" office:value="0.47" calcext:value-type="float">
            <text:p>0,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B7_MNB</text:p>
          </table:table-cell>
          <table:table-cell office:value-type="float" office:value="0.89" calcext:value-type="float">
            <text:p>0,89</text:p>
          </table:table-cell>
          <table:table-cell office:value-type="float" office:value="0.47" calcext:value-type="float">
            <text:p>0,47</text:p>
          </table:table-cell>
          <table:table-cell table:number-columns-repeated="5"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OS abs+rel DT10+MNB" table:style-name="ta1">
        <table:shapes>
          <draw:frame draw:z-index="0" draw:style-name="gr1" draw:text-style-name="P1" svg:width="160.09mm" svg:height="90.04mm" svg:x="129.55mm" svg:y="65.08mm">
            <draw:object draw:notify-on-update-of-ranges="'POS abs+rel DT10+MNB'.A20:'POS abs+rel DT10+MNB'.A20 'POS abs+rel DT10+MNB'.A21:'POS abs+rel DT10+MNB'.A24 'POS abs+rel DT10+MNB'.B20:'POS abs+rel DT10+MNB'.B20 'POS abs+rel DT10+MNB'.B21:'POS abs+rel DT10+MNB'.B24 'POS abs+rel DT10+MNB'.C20:'POS abs+rel DT10+MNB'.C20 'POS abs+rel DT10+MNB'.C21:'POS abs+rel DT10+MNB'.C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8" table:number-columns-repeated="3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Modèles</text:p>
          </table:table-cell>
          <table:table-cell table:style-name="ce1" office:value-type="string" calcext:value-type="string">
            <text:p>Corpus de test</text:p>
          </table:table-cell>
          <table:table-cell table:style-name="ce1" office:value-type="string" calcext:value-type="string">
            <text:p>Acc.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F-mesure</text:p>
          </table:table-cell>
          <table:table-cell table:style-name="ce1" office:value-type="string" calcext:value-type="string">
            <text:p>Nb instances</text:p>
          </table:table-cell>
        </table:table-row>
        <table:table-row table:style-name="ro1">
          <table:table-cell office:value-type="string" calcext:value-type="string">
            <text:p>fintoc_train_pos_abs_DT10</text:p>
          </table:table-cell>
          <table:table-cell office:value-type="string" calcext:value-type="string">
            <text:p>deft2011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8</text:p>
          </table:table-cell>
          <table:table-cell/>
        </table:table-row>
        <table:table-row table:style-name="ro1">
          <table:table-cell office:value-type="string" calcext:value-type="string">
            <text:p>fintoc_train_pos_abs_MNB</text:p>
          </table:table-cell>
          <table:table-cell office:value-type="string" calcext:value-type="string">
            <text:p>deft2011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,65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66" calcext:value-type="float">
            <text:p>0,66</text:p>
          </table:table-cell>
          <table:table-cell office:value-type="float" office:value="0.14" calcext:value-type="float">
            <text:p>0,14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14</text:p>
          </table:table-cell>
          <table:table-cell/>
        </table:table-row>
        <table:table-row table:style-name="ro1">
          <table:table-cell office:value-type="string" calcext:value-type="string">
            <text:p>fintoc_train_pos_rel_DT10</text:p>
          </table:table-cell>
          <table:table-cell office:value-type="string" calcext:value-type="string">
            <text:p>deft2011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office:value-type="float" office:value="0.9053" calcext:value-type="float">
            <text:p>0,9053</text:p>
          </table:table-cell>
          <table:table-cell office:value-type="float" office:value="0.9057" calcext:value-type="float">
            <text:p>0,9057</text:p>
          </table:table-cell>
          <table:table-cell office:value-type="float" office:value="0.9055" calcext:value-type="float">
            <text:p>0,9055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2" calcext:value-type="float">
            <text:p>0,212</text:p>
          </table:table-cell>
          <table:table-cell office:value-type="float" office:value="0.2112" calcext:value-type="float">
            <text:p>0,2112</text:p>
          </table:table-cell>
          <table:table-cell office:value-type="float" office:value="0.2116" calcext:value-type="float">
            <text:p>0,2116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5587</text:p>
          </table:table-cell>
          <table:table-cell office:value-type="string" calcext:value-type="string">
            <text:p>0.5585</text:p>
          </table:table-cell>
          <table:table-cell office:value-type="string" calcext:value-type="string">
            <text:p>0.5586</text:p>
          </table:table-cell>
          <table:table-cell/>
        </table:table-row>
        <table:table-row table:style-name="ro1">
          <table:table-cell office:value-type="string" calcext:value-type="string">
            <text:p>fintoc_train_pos_rel_MNB</text:p>
          </table:table-cell>
          <table:table-cell office:value-type="string" calcext:value-type="string">
            <text:p>deft2011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0.7921" calcext:value-type="float">
            <text:p>0,7921</text:p>
          </table:table-cell>
          <table:table-cell office:value-type="float" office:value="0.4568" calcext:value-type="float">
            <text:p>0,4568</text:p>
          </table:table-cell>
          <table:table-cell office:value-type="float" office:value="0.5794" calcext:value-type="float">
            <text:p>0,5794</text:p>
          </table:table-cell>
          <table:table-cell office:value-type="float" office:value="20116" calcext:value-type="float">
            <text:p>20116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06" calcext:value-type="float">
            <text:p>0,0006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/>
          <table:table-cell office:value-type="string" calcext:value-type="string">
            <text:p>deft2011</text:p>
          </table:table-cell>
          <table:table-cell/>
          <table:table-cell office:value-type="string" calcext:value-type="string">
            <text:p>Macromoyenne</text:p>
          </table:table-cell>
          <table:table-cell office:value-type="string" calcext:value-type="string">
            <text:p>0.3963</text:p>
          </table:table-cell>
          <table:table-cell office:value-type="string" calcext:value-type="string">
            <text:p>0.2292</text:p>
          </table:table-cell>
          <table:table-cell office:value-type="string" calcext:value-type="string">
            <text:p>0.29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Modèles</text:p>
          </table:table-cell>
          <table:table-cell office:value-type="string" calcext:value-type="string">
            <text:p>Acc.</text:p>
          </table:table-cell>
          <table:table-cell office:value-type="string" calcext:value-type="string">
            <text:p>F-m (macro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pos_abs_DT10</text:p>
          </table:table-cell>
          <table:table-cell office:value-type="float" office:value="0.86" calcext:value-type="float">
            <text:p>0,86</text:p>
          </table:table-cell>
          <table:table-cell office:value-type="float" office:value="0.58" calcext:value-type="float">
            <text:p>0,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pos_abs_MNB</text:p>
          </table:table-cell>
          <table:table-cell table:number-columns-repeated="2" office:value-type="float" office:value="0.14" calcext:value-type="float">
            <text:p>0,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pos_rel_DT10</text:p>
          </table:table-cell>
          <table:table-cell office:value-type="float" office:value="0.83" calcext:value-type="float">
            <text:p>0,83</text:p>
          </table:table-cell>
          <table:table-cell office:value-type="float" office:value="0.5586" calcext:value-type="float">
            <text:p>0,5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toc_train_pos_rel_MNB</text:p>
          </table:table-cell>
          <table:table-cell office:value-type="float" office:value="0.41" calcext:value-type="float">
            <text:p>0,41</text:p>
          </table:table-cell>
          <table:table-cell office:value-type="float" office:value="0.29" calcext:value-type="float">
            <text:p>0,29</text:p>
          </table:table-cell>
          <table:table-cell table:number-columns-repeated="5"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5:38:36.548572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5:19:39.972932301</meta:creation-date>
    <meta:generator>LibreOffice/6.0.7.3$Linux_X86_64 LibreOffice_project/00m0$Build-3</meta:generator>
    <dc:date>2020-03-10T16:20:16.173773612</dc:date>
    <meta:editing-duration>PT40M1S</meta:editing-duration>
    <meta:editing-cycles>8</meta:editing-cycles>
    <meta:document-statistic meta:table-count="3" meta:cell-count="4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line" chart:style-name="ch1">
        <chart:title svg:x="3.318cm" svg:y="0.316cm" chart:style-name="ch2">
          <text:p>Acc. et F-m (macro) selon les modèles - DT10</text:p>
        </chart:title>
        <chart:subtitle svg:x="6.943cm" svg:y="1.275cm" chart:style-name="ch3">
          <text:p>DEFT 2011</text:p>
        </chart:subtitle>
        <chart:legend chart:legend-position="end" svg:x="12.787cm" svg:y="3.954cm" style:legend-expansion="high" chart:style-name="ch4"/>
        <chart:plot-area chart:style-name="ch5" table:cell-range-address="'Baselines DT10'.A25:'Baselines DT10'.C32" chart:data-source-has-labels="both" svg:x="0.32cm" svg:y="2.138cm" svg:width="12.147cm" svg:height="6.687cm">
          <chartooo:coordinate-region svg:x="1.974cm" svg:y="2.138cm" svg:width="9.528cm" svg:height="3.619cm"/>
          <chart:axis chart:dimension="x" chart:name="primary-x" chart:style-name="ch6" chartooo:axis-type="auto">
            <chartooo:date-scale/>
            <chart:categories table:cell-range-address="'Baselines DT10'.A26:'Baselines DT10'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aselines DT10'.B26:'Baselines DT10'.B32" chart:label-cell-address="'Baselines DT10'.B25:'Baselines DT10'.B25" chart:class="chart:line">
            <chart:data-point chart:repeated="7"/>
          </chart:series>
          <chart:series chart:style-name="ch9" chart:values-cell-range-address="'Baselines DT10'.C26:'Baselines DT10'.C32" chart:label-cell-address="'Baselines DT10'.C25:'Baselines DT10'.C2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Baselines DT10'.B25:'Baselines DT10'.B25</svg:desc>
                </draw:g>
              </table:table-cell>
              <table:table-cell office:value-type="string">
                <text:p>F-m (macro)</text:p>
                <draw:g>
                  <svg:desc>'Baselines DT10'.C25:'Baselines DT10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toc_train_B1_DT10</text:p>
                <draw:g>
                  <svg:desc>'Baselines DT10'.A26:'Baselines DT10'.A32</svg:desc>
                </draw:g>
              </table:table-cell>
              <table:table-cell office:value-type="float" office:value="0.89">
                <text:p>0.89</text:p>
                <draw:g>
                  <svg:desc>'Baselines DT10'.B26:'Baselines DT10'.B32</svg:desc>
                </draw:g>
              </table:table-cell>
              <table:table-cell office:value-type="float" office:value="0.47">
                <text:p>0.47</text:p>
                <draw:g>
                  <svg:desc>'Baselines DT10'.C26:'Baselines DT10'.C32</svg:desc>
                </draw:g>
              </table:table-cell>
            </table:table-row>
            <table:table-row>
              <table:table-cell office:value-type="string">
                <text:p>fintoc_train_B2_DT10</text:p>
              </table:table-cell>
              <table:table-cell office:value-type="float" office:value="0.89">
                <text:p>0.8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fintoc_train_B3_DT10</text:p>
              </table:table-cell>
              <table:table-cell office:value-type="float" office:value="0.89">
                <text:p>0.8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fintoc_train_B4_DT10</text:p>
              </table:table-cell>
              <table:table-cell office:value-type="float" office:value="0.93">
                <text:p>0.9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fintoc_train_B5_DT10</text:p>
              </table:table-cell>
              <table:table-cell office:value-type="float" office:value="0.92">
                <text:p>0.9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fintoc_train_B6_DT10</text:p>
              </table:table-cell>
              <table:table-cell office:value-type="float" office:value="0.92">
                <text:p>0.9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fintoc_train_B7_DT10</text:p>
              </table:table-cell>
              <table:table-cell office:value-type="float" office:value="0.88">
                <text:p>0.88</text:p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title svg:x="3.354cm" svg:y="0.316cm" chart:style-name="ch2">
          <text:p>Acc. et F-m (macro) selon les modèles - MNB</text:p>
        </chart:title>
        <chart:subtitle svg:x="6.939cm" svg:y="1.275cm" chart:style-name="ch3">
          <text:p>DEFT 2011</text:p>
        </chart:subtitle>
        <chart:legend chart:legend-position="end" svg:x="12.78cm" svg:y="3.954cm" style:legend-expansion="high" chart:style-name="ch4"/>
        <chart:plot-area chart:style-name="ch5" table:cell-range-address="'Baselines MNB'.A25:'Baselines MNB'.C32" chart:data-source-has-labels="both" svg:x="0.32cm" svg:y="2.138cm" svg:width="12.14cm" svg:height="6.687cm">
          <chartooo:coordinate-region svg:x="1.947cm" svg:y="2.138cm" svg:width="9.557cm" svg:height="3.657cm"/>
          <chart:axis chart:dimension="x" chart:name="primary-x" chart:style-name="ch6" chartooo:axis-type="auto">
            <chartooo:date-scale/>
            <chart:categories table:cell-range-address="'Baselines MNB'.A26:'Baselines MNB'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aselines MNB'.B26:'Baselines MNB'.B32" chart:label-cell-address="'Baselines MNB'.B25:'Baselines MNB'.B25" chart:class="chart:line">
            <chart:data-point chart:repeated="7"/>
          </chart:series>
          <chart:series chart:style-name="ch9" chart:values-cell-range-address="'Baselines MNB'.C26:'Baselines MNB'.C32" chart:label-cell-address="'Baselines MNB'.C25:'Baselines MNB'.C2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Baselines MNB'.B25:'Baselines MNB'.B25</svg:desc>
                </draw:g>
              </table:table-cell>
              <table:table-cell office:value-type="string">
                <text:p>F-m (macro)</text:p>
                <draw:g>
                  <svg:desc>'Baselines MNB'.C25:'Baselines MNB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toc_train_B1_MNB</text:p>
                <draw:g>
                  <svg:desc>'Baselines MNB'.A26:'Baselines MNB'.A32</svg:desc>
                </draw:g>
              </table:table-cell>
              <table:table-cell office:value-type="float" office:value="0.89">
                <text:p>0.89</text:p>
                <draw:g>
                  <svg:desc>'Baselines MNB'.B26:'Baselines MNB'.B32</svg:desc>
                </draw:g>
              </table:table-cell>
              <table:table-cell office:value-type="float" office:value="0.47">
                <text:p>0.47</text:p>
                <draw:g>
                  <svg:desc>'Baselines MNB'.C26:'Baselines MNB'.C32</svg:desc>
                </draw:g>
              </table:table-cell>
            </table:table-row>
            <table:table-row>
              <table:table-cell office:value-type="string">
                <text:p>fintoc_train_B2_MNB</text:p>
              </table:table-cell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fintoc_train_B3_MNB</text:p>
              </table:table-cell>
              <table:table-cell office:value-type="float" office:value="0.89">
                <text:p>0.8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fintoc_train_B4_MNB</text:p>
              </table:table-cell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fintoc_train_B5_MNB</text:p>
              </table:table-cell>
              <table:table-cell office:value-type="float" office:value="0.89">
                <text:p>0.8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fintoc_train_B6_MNB</text:p>
              </table:table-cell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fintoc_train_B7_MNB</text:p>
              </table:table-cell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bar" chart:style-name="ch1">
        <chart:title svg:x="2.392cm" svg:y="0.316cm" chart:style-name="ch2">
          <text:p>Acc. et F-m (macro) selon les modèles POS - abs et rel</text:p>
        </chart:title>
        <chart:subtitle svg:x="6.943cm" svg:y="1.275cm" chart:style-name="ch3">
          <text:p>DEFT 2011</text:p>
        </chart:subtitle>
        <chart:legend chart:legend-position="end" svg:x="13.376cm" svg:y="3.954cm" style:legend-expansion="high" chart:style-name="ch4"/>
        <chart:plot-area chart:style-name="ch5" table:cell-range-address="'POS abs+rel DT10+MNB'.A20:'POS abs+rel DT10+MNB'.C24" chart:data-source-has-labels="both" svg:x="0.32cm" svg:y="2.138cm" svg:width="12.736cm" svg:height="6.687cm">
          <chartooo:coordinate-region svg:x="2.072cm" svg:y="2.138cm" svg:width="10.984cm" svg:height="3.002cm"/>
          <chart:axis chart:dimension="x" chart:name="primary-x" chart:style-name="ch6" chartooo:axis-type="auto">
            <chartooo:date-scale/>
            <chart:categories table:cell-range-address="'POS abs+rel DT10+MNB'.A21:'POS abs+rel DT10+MNB'.A2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OS abs+rel DT10+MNB'.B21:'POS abs+rel DT10+MNB'.B24" chart:label-cell-address="'POS abs+rel DT10+MNB'.B20:'POS abs+rel DT10+MNB'.B20" chart:class="chart:bar">
            <chart:data-point chart:repeated="4"/>
          </chart:series>
          <chart:series chart:style-name="ch10" chart:values-cell-range-address="'POS abs+rel DT10+MNB'.C21:'POS abs+rel DT10+MNB'.C24" chart:label-cell-address="'POS abs+rel DT10+MNB'.C20:'POS abs+rel DT10+MNB'.C2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.</text:p>
                <draw:g>
                  <svg:desc>'POS abs+rel DT10+MNB'.B20:'POS abs+rel DT10+MNB'.B20</svg:desc>
                </draw:g>
              </table:table-cell>
              <table:table-cell office:value-type="string">
                <text:p>F-m (macro)</text:p>
                <draw:g>
                  <svg:desc>'POS abs+rel DT10+MNB'.C20:'POS abs+rel DT10+MNB'.C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toc_train_pos_abs_DT10</text:p>
                <draw:g>
                  <svg:desc>'POS abs+rel DT10+MNB'.A21:'POS abs+rel DT10+MNB'.A24</svg:desc>
                </draw:g>
              </table:table-cell>
              <table:table-cell office:value-type="float" office:value="0.86">
                <text:p>0.86</text:p>
                <draw:g>
                  <svg:desc>'POS abs+rel DT10+MNB'.B21:'POS abs+rel DT10+MNB'.B24</svg:desc>
                </draw:g>
              </table:table-cell>
              <table:table-cell office:value-type="float" office:value="0.58">
                <text:p>0.58</text:p>
                <draw:g>
                  <svg:desc>'POS abs+rel DT10+MNB'.C21:'POS abs+rel DT10+MNB'.C24</svg:desc>
                </draw:g>
              </table:table-cell>
            </table:table-row>
            <table:table-row>
              <table:table-cell office:value-type="string">
                <text:p>fintoc_train_pos_abs_MNB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fintoc_train_pos_rel_DT10</text:p>
              </table:table-cell>
              <table:table-cell office:value-type="float" office:value="0.83">
                <text:p>0.83</text:p>
              </table:table-cell>
              <table:table-cell office:value-type="float" office:value="0.5586">
                <text:p>0.5586</text:p>
              </table:table-cell>
            </table:table-row>
            <table:table-row>
              <table:table-cell office:value-type="string">
                <text:p>fintoc_train_pos_rel_MNB</text:p>
              </table:table-cell>
              <table:table-cell office:value-type="float" office:value="0.41">
                <text:p>0.41</text:p>
              </table:table-cell>
              <table:table-cell office:value-type="float" office:value="0.29">
                <text:p>0.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